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o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ntingVerboseTypesWithArgumentsTest.should_not_show_types_when_argument_value_is_differ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intingVerboseTypesWithArgumentsTest.should_not_show_types_when_types_are_the_same_even_if_to_string_gives_the_same_resul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oo.Foo( int 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.withLong( long 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intingVerboseTypesWithArgumentsTest.should_show_the_type_of_only_the_argument_that_doesnt_matc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oo.withLongAndInt( long x , int 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intingVerboseTypesWithArgumentsTest.should_show_the_type_of_the_mismatching_argument_when_output_descriptions_for_invocations_are_differ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rintingVerboseTypesWithArgumentsTest.should_not_report_argument_types_when_to_string_is_the_s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oo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o.equals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